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02078" officeooo:paragraph-rsid="00102078"/>
    </style:style>
    <style:style style:name="P2" style:family="paragraph" style:parent-style-name="Text_20_body">
      <style:text-properties officeooo:rsid="000ba631" officeooo:paragraph-rsid="000ba631"/>
    </style:style>
    <style:style style:name="P3" style:family="paragraph" style:parent-style-name="Text_20_body">
      <style:text-properties officeooo:rsid="0017b6e7" officeooo:paragraph-rsid="0017b6e7"/>
    </style:style>
    <style:style style:name="P4" style:family="paragraph" style:parent-style-name="Text_20_body">
      <style:text-properties officeooo:rsid="0022a598" officeooo:paragraph-rsid="0022a598"/>
    </style:style>
    <style:style style:name="P5" style:family="paragraph" style:parent-style-name="Text_20_body">
      <style:text-properties officeooo:rsid="0024c444" officeooo:paragraph-rsid="0024c444"/>
    </style:style>
    <style:style style:name="P6" style:family="paragraph" style:parent-style-name="Text_20_body">
      <style:text-properties officeooo:rsid="002665cb" officeooo:paragraph-rsid="002665cb"/>
    </style:style>
    <style:style style:name="P7" style:family="paragraph" style:parent-style-name="Title">
      <style:text-properties officeooo:rsid="000ba631" officeooo:paragraph-rsid="000ba631"/>
    </style:style>
    <style:style style:name="P8" style:family="paragraph" style:parent-style-name="Heading_20_1">
      <style:text-properties officeooo:rsid="0017b6e7" officeooo:paragraph-rsid="0017b6e7"/>
    </style:style>
    <style:style style:name="P9" style:family="paragraph" style:parent-style-name="Heading_20_1">
      <style:paragraph-properties fo:break-before="page"/>
      <style:text-properties officeooo:rsid="0022a598" officeooo:paragraph-rsid="0022a598"/>
    </style:style>
    <style:style style:name="P10" style:family="paragraph" style:parent-style-name="Text_20_body" style:list-style-name="L1">
      <style:text-properties officeooo:rsid="000ba631" officeooo:paragraph-rsid="000ba631"/>
    </style:style>
    <style:style style:name="T1" style:family="text">
      <style:text-properties officeooo:rsid="000e1683"/>
    </style:style>
    <style:style style:name="T2" style:family="text">
      <style:text-properties officeooo:rsid="000fc44f"/>
    </style:style>
    <style:style style:name="T3" style:family="text">
      <style:text-properties officeooo:rsid="0014b07a"/>
    </style:style>
    <style:style style:name="T4" style:family="text">
      <style:text-properties officeooo:rsid="0017d882"/>
    </style:style>
    <style:style style:name="T5" style:family="text">
      <style:text-properties officeooo:rsid="0019a600"/>
    </style:style>
    <style:style style:name="T6" style:family="text">
      <style:text-properties officeooo:rsid="001b7b16"/>
    </style:style>
    <style:style style:name="T7" style:family="text">
      <style:text-properties officeooo:rsid="001bc7dc"/>
    </style:style>
    <style:style style:name="T8" style:family="text">
      <style:text-properties officeooo:rsid="0021371e"/>
    </style:style>
    <style:style style:name="T9" style:family="text">
      <style:text-properties officeooo:rsid="0022a598"/>
    </style:style>
    <style:style style:name="T10" style:family="text">
      <style:text-properties officeooo:rsid="002802d6"/>
    </style:style>
    <style:style style:name="T11" style:family="text">
      <style:text-properties officeooo:rsid="0028ad34"/>
    </style:style>
    <style:style style:name="T12" style:family="text">
      <style:text-properties officeooo:rsid="002aa6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Viikkoraportti</text:p>
      <text:h text:style-name="P8" text:outline-level="1">Viikko 0</text:h>
      <text:p text:style-name="P2">Ohjelman kehitys lähti hyvin käyntiin. Sain implementoitua nopeasti A*-algoritmin ja testattua sitä muutamalla kuvalla, jotka löytyvät Tiralabra/test-images -kansiosta. Algoritmi näyttäisi toimivan oikein ja löytävän aina optimaalisen reitin, jos sellainen on olemassa.</text:p>
      <text:p text:style-name="P2">Testien tuloksia:</text:p>
      <text:list xml:id="list4717978886646711461" text:style-name="L1">
        <text:list-item>
          <text:p text:style-name="P10">Pieni kuva (leveys ja korkeus kymmeniä pikseleitä) ratkeaa muutamassa millisekunnissa</text:p>
        </text:list-item>
        <text:list-item>
          <text:p text:style-name="P10">Keskikokoinen kuva (muutamia satoja pikseleitä) ratkeaa muutamassa kymmenessä tai sadassa millisekunnissa riippuen reitin pituudesta</text:p>
        </text:list-item>
        <text:list-item>
          <text:p text:style-name="P10"><text:span text:style-name="T1">Erittäin</text:span> iso kuva (10 000 x 10 000 pikseliä, <text:span text:style-name="T1">hyvin</text:span> monimutkainen sokkelo) ratkeaa noin puolessatoista minuutissa. (Luotu verkko sisältää 50 miljoonaa <text:span text:style-name="T2">avointa </text:span>solmua, <text:span text:style-name="T2">joista algoritmi joutuu tarkistamaan lähes jokaisen).</text:span> </text:p>
        </text:list-item>
      </text:list>
      <text:p text:style-name="P1">Minulla ei ollut ennestään tarkkaa käsitystä A*:n toiminnasta, joten opin perinpohjaisesti sen toimintaperiaatteen. Testatessani edellä mainittua isoa sokkeloa opin myös, miten <text:span text:style-name="T3">huomattavasti </text:span>mitättömiltäkin vaikuttavat optimoinnit vaikuttavat suoritusaikaan, kun syöte on hyvin iso.</text:p>
      <text:p text:style-name="P1">Seuraavaksi lisään uusia reitinetsintäalgoritmeja ja ohjelmalogiikkaa, jolla eri algoritmeja voi testata helposti eri syötteillä.</text:p>
      <text:h text:style-name="P8" text:outline-level="1">Viikko <text:span text:style-name="T8">1</text:span></text:h>
      <text:p text:style-name="P3">Tällä viikolla lisäsin valikoimaan Dijkstran algoritmin sekä aloitin jump point searchi<text:span text:style-name="T8">n toteuttamisen</text:span>, mutta se osoittautuikin oletettua haastavammaksi, joten en saanut sitä tehtyä tällä viikolla. Lisäsin myös yksinkertaisen tekstipohjaisen käyttöliittymän, joka tulostaa eri algoritmien testaustuloksia ja tallentaa <text:span text:style-name="T4">löydetyt </text:span>polut kuvatiedostoon. <text:span text:style-name="T7">Kirjoitin myös joitakin testejä. Jätin niitä kirjoittamatta sellaisille metodeille ja luokille, joiden testaaminen ei mielestäni ollut kovin mielekästä.</text:span></text:p>
      <text:p text:style-name="P3">Dijkstran algoritmi oli yllättävän hidas, mutta se saattaa osittain johtua siitä, että javassa ei ole valmiina kekoa, joka sisältäisi toiminnot alkion arvon muuttamiseen. Ainoa löytämäni vaihtoehto sille on käyttää PriorityQueueta ja arvon päivittämi<text:span text:style-name="T6">seen</text:span> <text:span text:style-name="T6">kutsua</text:span> queue.remove(o) ja queue.offer(o), mitkä molemmat ovat hitaita operaatioita <text:span text:style-name="T5">varsinkin suurilla syötteillä</text:span>.</text:p>
      <text:p text:style-name="P3">Seuraavaksi teen jump point searchin loppuun, lisään ehkä breadth-first searchin ja aloitan toteuttamaan omia tietorakenteita.</text:p>
      <text:h text:style-name="P9" text:outline-level="1">Viikko 2</text:h>
      <text:p text:style-name="Text_20_body"><text:span text:style-name="T9">Ohjelma edistynee aikataulussa. </text:span>Tällä viikolla koodasin jump point searchin loppuun, lisäsin breadth-first searchin ja aloitin toteuttamaan tietorakenteita. Tietorakenteista sain tehtyä ainakin alustavasti toimivaksi ArrayListin sekä HashSetin.</text:p>
      <text:p text:style-name="P6">Kirjoitin muistaakseni kaikelle uudelle lisätylle testit, paitsi hakualgoritmille. Millekään hakualgoritmille ei ole tällä hetkellä <text:span text:style-name="T11">omia automaattisia</text:span> <text:span text:style-name="T11">testejä</text:span>, mutta niiden toiminnallisuuden voi tarkistaa manuaalisesti<text:span text:style-name="T12"> </text:span>MainTestin <text:span text:style-name="T12">tuottamasta tulosteesta.</text:span></text:p>
      <text:p text:style-name="P4">Yllättävästi breadth-first search oli monilla syötteillä nopeampi kuin A*, vaikka A* käsittelee teoriassa paljon pienemmän joukon solmuja löytääkseen maalin. <text:span text:style-name="T10">Ilmeisesti A*:n tekemät keko-operaatiot ovat vain huomattavasti hitaampia kuin BFS:n nopeat jono-operaatiot.</text:span></text:p>
      <text:p text:style-name="P5">Ensi viikolla toteutan lisää tietorakenteita sekä ehkä vielä jonkun hakualgorit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02:20:49.088000000</meta:creation-date>
    <dc:date>2015-01-29T20:45:48.770000000</dc:date>
    <meta:editing-duration>PT3H4M57S</meta:editing-duration>
    <meta:editing-cycles>24</meta:editing-cycles>
    <meta:generator>LibreOffice/4.2.1.1$Windows_x86 LibreOffice_project/d7dbbd7842e6a58b0f521599204e827654e1fb8b</meta:generator>
    <meta:document-statistic meta:table-count="0" meta:image-count="0" meta:object-count="0" meta:page-count="2" meta:paragraph-count="18" meta:word-count="358" meta:character-count="3017" meta:non-whitespace-character-count="3017"/>
  </office:meta>
</office:document-meta>
</file>